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officeooo:rsid="00063384" officeooo:paragraph-rsid="00063384"/>
    </style:style>
    <style:style style:name="P2" style:family="paragraph" style:parent-style-name="Text_20_body">
      <style:text-properties fo:color="#000000" fo:font-size="15pt" fo:language="en" fo:country="US" officeooo:rsid="0003bf75" officeooo:paragraph-rsid="0003bf75" style:font-size-asian="15pt" style:font-size-complex="15pt"/>
    </style:style>
    <style:style style:name="P3" style:family="paragraph" style:parent-style-name="Text_20_body">
      <style:text-properties fo:color="#000000" fo:font-size="15pt" fo:language="en" fo:country="US" officeooo:rsid="000518de" officeooo:paragraph-rsid="000518de" style:font-size-asian="15pt" style:font-size-complex="15pt"/>
    </style:style>
    <style:style style:name="P4" style:family="paragraph" style:parent-style-name="Text_20_body">
      <style:text-properties fo:font-size="15pt" fo:language="en" fo:country="US" officeooo:rsid="00063384" officeooo:paragraph-rsid="00063384" style:font-size-asian="15pt" style:font-size-complex="15pt"/>
    </style:style>
    <style:style style:name="P5" style:family="paragraph" style:parent-style-name="Title">
      <style:text-properties fo:color="#000080" fo:language="en" fo:country="US" officeooo:rsid="0003bf75" officeooo:paragraph-rsid="0003bf75"/>
    </style:style>
    <style:style style:name="P6" style:family="paragraph" style:parent-style-name="Standard">
      <style:text-properties fo:font-size="14pt" fo:language="en" fo:country="US" officeooo:rsid="0003bf75" officeooo:paragraph-rsid="0003bf75" style:font-size-asian="12.25pt" style:font-size-complex="14pt"/>
    </style:style>
    <style:style style:name="P7" style:family="paragraph" style:parent-style-name="Text_20_body">
      <style:text-properties fo:color="#000000" fo:font-size="15pt" fo:language="en" fo:country="US" officeooo:rsid="000518de" officeooo:paragraph-rsid="000518de" style:font-size-asian="15pt" style:font-size-complex="15pt"/>
    </style:style>
    <style:style style:name="P8" style:family="paragraph" style:parent-style-name="Text_20_body" style:list-style-name="L1">
      <style:text-properties fo:color="#000000" fo:font-size="15pt" fo:language="en" fo:country="US" officeooo:rsid="000518de" officeooo:paragraph-rsid="000518de" style:font-size-asian="15pt" style:font-size-complex="15pt"/>
    </style:style>
    <style:style style:name="P9" style:family="paragraph" style:parent-style-name="Standard">
      <style:text-properties fo:font-size="15pt" fo:language="en" fo:country="US" officeooo:rsid="0003bf75" officeooo:paragraph-rsid="0008a134" style:font-size-asian="15pt" style:font-size-complex="15pt"/>
    </style:style>
    <style:style style:name="P10" style:family="paragraph" style:parent-style-name="Heading_20_1">
      <style:text-properties fo:color="#000080" fo:language="en" fo:country="US"/>
    </style:style>
    <style:style style:name="P11" style:family="paragraph" style:parent-style-name="Heading_20_1">
      <style:text-properties fo:color="#000080" fo:language="en" fo:country="US" officeooo:rsid="0003bf75" officeooo:paragraph-rsid="0003bf75"/>
    </style:style>
    <style:style style:name="P12" style:family="paragraph" style:parent-style-name="Heading_20_1">
      <style:text-properties fo:color="#000080" fo:language="en" fo:country="US" officeooo:rsid="000518de" officeooo:paragraph-rsid="000518de"/>
    </style:style>
    <style:style style:name="P13" style:family="paragraph" style:parent-style-name="Heading_20_1">
      <style:text-properties fo:color="#000080" fo:language="en" fo:country="US" officeooo:rsid="00063384" officeooo:paragraph-rsid="0006338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pt" fo:language="en" fo:country="US" style:font-size-asian="15pt" style:font-size-complex="15pt"/>
    </style:style>
    <style:style style:name="T4" style:family="text">
      <style:text-properties fo:font-size="15pt" fo:language="en" fo:country="US" officeooo:rsid="000518de" style:font-size-asian="15pt" style:font-size-complex="15pt"/>
    </style:style>
    <style:style style:name="T5" style:family="text">
      <style:text-properties fo:font-size="15pt" fo:language="en" fo:country="US" officeooo:rsid="0015f6f8" style:font-size-asian="15pt" style:font-size-complex="15pt"/>
    </style:style>
    <style:style style:name="T6" style:family="text">
      <style:text-properties officeooo:rsid="0008a13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pstone Project Proposal</text:p>
      <text:h text:style-name="P11" text:outline-level="1">What's the problem?</text:h>
      <text:p text:style-name="P9">A common problem <text:span text:style-name="T6">for</text:span> many companies is whether or not they are investing in the right way in their campaigns. There are many ways to measure this. In particular, one may asks how many of the quotes sent from <text:span text:style-name="T6">the </text:span>company to a client by email end to be accepted! And how to increase this percentage? </text:p>
      <text:p text:style-name="P9">Here's where Machine Learning helps: it would be indeed useful to predict from <text:span text:style-name="T6">information</text:span> of the targeted client and of the <text:span text:style-name="T6">sent </text:span>quotes which costumers will actually purchase the quote.</text:p>
      <text:p text:style-name="P6"/>
      <text:h text:style-name="P10" text:outline-level="1">What decisions can be made from this analysis?</text:h>
      <text:p text:style-name="P2">Once the company knows what makes a potential costumer, it can decide to increase or decrease the price for the product based on the likelihood of success.</text:p>
      <text:h text:style-name="P12" text:outline-level="1">Data</text:h>
      <text:p text:style-name="P3">The data come from a former Kaggle competition. It's an anonymized database of information on customer and sales activity, including property and coverage information from the insurance company Homesite. The data are divided into a train dataset and a test dataset. There are 299 different features for each observation.</text:p>
      <text:p text:style-name="P1"><text:span text:style-name="T4">T</text:span><text:span text:style-name="T3">he link to the Kaggle competition <text:s/></text:span><text:a xlink:type="simple" xlink:href="https://www.kaggle.com/c/homesite-quote-conversion" text:style-name="Internet_20_link" text:visited-style-name="Visited_20_Internet_20_Link"><text:span text:style-name="T5">https://www.kaggle.com/c/homesite-quote-conversion</text:span></text:a><text:span text:style-name="T5">.</text:span></text:p>
      <text:h text:style-name="P12" text:outline-level="1">Approach</text:h>
      <text:p text:style-name="P3">The problem is a classification task. I will try to predict whether or not an observation is monetized.</text:p>
      <text:p text:style-name="P3">Classification is a supervised task, where we need to divide our data into train and test set. <text:span text:style-name="T6">I</text:span> will train our model on the train set in order to learn the parameters and then calculate the error and the accuracy on the test set.</text:p>
      <text:p text:style-name="P3">The first important thing to do is select the 'right' columns, i.e. the columns that most influence the outcome variable. This can be done through a feature selection algorithm.</text:p>
      <text:p text:style-name="P3"><text:soft-page-break/>After that, I will use and compare two or more classification models. At least I would like to use:</text:p>
      <text:list xml:id="list4854318043704747629" text:style-name="L1">
        <text:list-item>
          <text:p text:style-name="P8"><text:span text:style-name="T1">Logistic regression:</text:span> it is a generalized regression algorithm. It's an old school classification model. <text:span text:style-name="T6">It is v</text:span>ery important to perform a feature selection before running this model. </text:p>
        </text:list-item>
        <text:list-item>
          <text:p text:style-name="P8"><text:span text:style-name="T1">Random Forest:</text:span> more modern and more authomatized with respect to the feature selection. It would be possible to run this algorithm directly on the row data without performing the selection first. It gener<text:span text:style-name="T6">a</text:span>lizes the decision tree model.</text:p>
        </text:list-item>
        <text:list-item>
          <text:p text:style-name="P8">Other algorithms, like<text:span text:style-name="T1"> Boosting</text:span><text:span text:style-name="T2">.</text:span></text:p>
        </text:list-item>
      </text:list>
      <text:h text:style-name="P13" text:outline-level="1">Deliverables</text:h>
      <text:p text:style-name="P4">The final result will compare few classification models and pick a winner among those. </text:p>
      <text:p text:style-name="P4">It will be written in an ipython notebook filled with lots of code, technicalities and hopefully some story telling and colourful graphs!</text:p>
      <text:p text:style-name="P4">I would like to deliver also a short and less technical presentation that will explain briefly and in a easy way the achievements.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6T19:12:51.247000000</meta:creation-date>
    <dc:date>2016-10-16T20:07:42.788000000</dc:date>
    <meta:editing-duration>PT23M12S</meta:editing-duration>
    <meta:editing-cycles>3</meta:editing-cycles>
    <meta:generator>LibreOffice/5.0.1.2$Windows_x86 LibreOffice_project/81898c9f5c0d43f3473ba111d7b351050be20261</meta:generator>
    <meta:document-statistic meta:table-count="0" meta:image-count="0" meta:object-count="0" meta:page-count="2" meta:paragraph-count="21" meta:word-count="426" meta:character-count="2577" meta:non-whitespace-character-count="2170"/>
  </office:meta>
</office:document-meta>
</file>